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0b3cd8" style:font-size-asian="18pt" style:font-weight-asian="bold" style:font-name-complex="Times New Roman1"/>
    </style:style>
    <style:style style:name="P2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paragraph-rsid="000b3cd8" style:font-size-asian="18pt" style:font-weight-asian="bold" style:font-name-complex="Times New Roman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b3cd8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b3cd8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0b3cd8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b3cd8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officeooo:paragraph-rsid="000b3cd8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228b22" style:font-name="Times New Roman" fo:font-size="14pt" officeooo:paragraph-rsid="000b3cd8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officeooo:paragraph-rsid="000b3cd8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ff" style:font-name="Times New Roman" fo:font-size="14pt" officeooo:paragraph-rsid="000b3cd8" style:font-size-asian="14pt" style:font-name-complex="Times New Roman1" style:font-size-complex="14pt"/>
    </style:style>
    <style:style style:name="T1" style:family="text">
      <style:text-properties fo:color="#0000ff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228b22" style:font-name="Times New Roman" fo:font-size="14pt" style:font-size-asian="14pt" style:font-name-complex="Times New Roman1" style:font-size-complex="14pt"/>
    </style:style>
    <style:style style:name="T4" style:family="text">
      <style:text-properties fo:color="#a020f0" style:font-name="Times New Roman" fo:font-size="14pt" style:font-size-asian="14pt" style:font-name-complex="Times New Roman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function</text:span><text:span text:style-name="T2">varargout = MAIN_Program(varargin)</text:span></text:p>
      <text:p text:style-name="P8">% MAIN_PROGRAM MATLAB code for MAIN_Program.fig</text:p>
      <text:p text:style-name="P8">% <text:s text:c="5"/>MAIN_PROGRAM, by itself, creates a new MAIN_PROGRAM or raises the existing</text:p>
      <text:p text:style-name="P8">% <text:s text:c="5"/>singleton*.</text:p>
      <text:p text:style-name="P8">%</text:p>
      <text:p text:style-name="P8">% <text:s text:c="5"/>H = MAIN_PROGRAM returns the handle to a new MAIN_PROGRAM or the handle to</text:p>
      <text:p text:style-name="P8">% <text:s text:c="5"/>the existing singleton*.</text:p>
      <text:p text:style-name="P8">%</text:p>
      <text:p text:style-name="P8">% <text:s text:c="5"/>MAIN_PROGRAM('CALLBACK',hObject,eventData,handles,...) calls the local</text:p>
      <text:p text:style-name="P8">% <text:s text:c="5"/>function named CALLBACK in MAIN_PROGRAM.M with the given input arguments.</text:p>
      <text:p text:style-name="P8">%</text:p>
      <text:p text:style-name="P8">% <text:s text:c="5"/>MAIN_PROGRAM('Property','Value',...) creates a new MAIN_PROGRAM or raises the</text:p>
      <text:p text:style-name="P8">% <text:s text:c="5"/>existing singleton*. <text:s/>Starting from the left, property value pairs are</text:p>
      <text:p text:style-name="P8">% <text:s text:c="5"/>applied to the GUI before MAIN_Program_OpeningFcn gets called. <text:s/>An</text:p>
      <text:p text:style-name="P8">% <text:s text:c="5"/>unrecognized property name or invalid value makes property application</text:p>
      <text:p text:style-name="P8">% <text:s text:c="5"/>stop. <text:s/>All inputs are passed to MAIN_Program_OpeningFcn via varargin.</text:p>
      <text:p text:style-name="P8">%</text:p>
      <text:p text:style-name="P8">% <text:s text:c="5"/>*See GUI Options on GUIDE's Tools menu. <text:s/>Choose "GUI allows only one</text:p>
      <text:p text:style-name="P8">% <text:s text:c="5"/>instance to run (singleton)".</text:p>
      <text:p text:style-name="P8">%</text:p>
      <text:p text:style-name="P8">% See also: GUIDE, GUIDATA, GUIHANDLES</text:p>
      <text:p text:style-name="P6"/>
      <text:p text:style-name="P8">% Edit the above text to modify the response to help MAIN_Program</text:p>
      <text:p text:style-name="P6"/>
      <text:p text:style-name="P8">% Last Modified by GUIDE v2.5 13-Mar-2017 02:13:13</text:p>
      <text:p text:style-name="P6"><text:soft-page-break/></text:p>
      <text:p text:style-name="P8">% Begin initialization code - DO NOT EDIT</text:p>
      <text:p text:style-name="P7">gui_Singleton = 1;</text:p>
      <text:p text:style-name="P5"><text:span text:style-name="T2">gui_State = struct(</text:span><text:span text:style-name="T4">'gui_Name'</text:span><text:span text:style-name="T2">, <text:s text:c="6"/>mfilename, </text:span><text:span text:style-name="T1">...</text:span></text:p>
      <text:p text:style-name="P5"><text:span text:style-name="T4">'gui_Singleton'</text:span><text:span text:style-name="T2">, <text:s/>gui_Singleton, </text:span><text:span text:style-name="T1">...</text:span></text:p>
      <text:p text:style-name="P5"><text:span text:style-name="T4">'gui_OpeningFcn'</text:span><text:span text:style-name="T2">, @MAIN_Program_OpeningFcn, </text:span><text:span text:style-name="T1">...</text:span></text:p>
      <text:p text:style-name="P5"><text:span text:style-name="T4">'gui_OutputFcn'</text:span><text:span text:style-name="T2">, <text:s/>@MAIN_Program_OutputFcn, </text:span><text:span text:style-name="T1">...</text:span></text:p>
      <text:p text:style-name="P5"><text:span text:style-name="T4">'gui_LayoutFcn'</text:span><text:span text:style-name="T2">, <text:s/>[] , </text:span><text:span text:style-name="T1">...</text:span></text:p>
      <text:p text:style-name="P5"><text:span text:style-name="T4">'gui_Callback'</text:span><text:span text:style-name="T2">, <text:s text:c="2"/>[]);</text:span></text:p>
      <text:p text:style-name="P5"><text:span text:style-name="T1">if</text:span><text:span text:style-name="T2">nargin&amp;&amp;ischar(varargin{1})</text:span></text:p>
      <text:p text:style-name="P7">gui_State.gui_Callback = str2func(varargin{1});</text:p>
      <text:p text:style-name="P10">end</text:p>
      <text:p text:style-name="P6"/>
      <text:p text:style-name="P5"><text:span text:style-name="T1">if</text:span><text:span text:style-name="T2">nargout</text:span></text:p>
      <text:p text:style-name="P7"><text:s text:c="4"/>[varargout{1:nargout}] = gui_mainfcn(gui_State, varargin{:});</text:p>
      <text:p text:style-name="P10">else</text:p>
      <text:p text:style-name="P7">gui_mainfcn(gui_State, varargin{:});</text:p>
      <text:p text:style-name="P10">end</text:p>
      <text:p text:style-name="P8">% End initialization code - DO NOT EDIT</text:p>
      <text:p text:style-name="P6"/>
      <text:p text:style-name="P6"/>
      <text:p text:style-name="P8">% --- Executes just before MAIN_Program is made visible.</text:p>
      <text:p text:style-name="P5"><text:span text:style-name="T1">function</text:span><text:span text:style-name="T2">MAIN_Program_OpeningFcn(hObject, eventdata, handles, varargin)</text:span></text:p>
      <text:p text:style-name="P8">% This function has no output args, see OutputFcn.</text:p>
      <text:p text:style-name="P8">% hObject <text:s text:c="3"/>handle to figure</text:p>
      <text:p text:style-name="P8">% eventdata <text:s/>reserved - to be defined in a future version of MATLAB</text:p>
      <text:p text:style-name="P8">% handles <text:s text:c="3"/>structure with handles and user data (see GUIDATA)</text:p>
      <text:p text:style-name="P8">% varargin <text:s text:c="2"/>command line arguments to MAIN_Program (see VARARGIN)</text:p>
      <text:p text:style-name="P6"/>
      <text:p text:style-name="P8">% Choose default command line output for MAIN_Program</text:p>
      <text:p text:style-name="P7"><text:soft-page-break/>handles.output = hObject;</text:p>
      <text:p text:style-name="P6"/>
      <text:p text:style-name="P8">% Update handles structure</text:p>
      <text:p text:style-name="P7">guidata(hObject, handles);</text:p>
      <text:p text:style-name="P6"/>
      <text:p text:style-name="P8">% UIWAIT makes MAIN_Program wait for user response (see UIRESUME)</text:p>
      <text:p text:style-name="P8">% uiwait(handles.figure1);</text:p>
      <text:p text:style-name="P6"/>
      <text:p text:style-name="P6"/>
      <text:p text:style-name="P8">% --- Outputs from this function are returned to the command line.</text:p>
      <text:p text:style-name="P5"><text:span text:style-name="T1">function</text:span><text:span text:style-name="T2">varargout = MAIN_Program_OutputFcn(hObject, eventdata, handles) </text:span></text:p>
      <text:p text:style-name="P8">% varargout <text:s/>cell array for returning output args (see VARARGOUT);</text:p>
      <text:p text:style-name="P8">% hObject <text:s text:c="3"/>handle to figure</text:p>
      <text:p text:style-name="P8">% eventdata <text:s/>reserved - to be defined in a future version of MATLAB</text:p>
      <text:p text:style-name="P8">% handles <text:s text:c="3"/>structure with handles and user data (see GUIDATA)</text:p>
      <text:p text:style-name="P6"/>
      <text:p text:style-name="P8">% Get default command line output from handles structure</text:p>
      <text:p text:style-name="P7">varargout{1} = handles.output;</text:p>
      <text:p text:style-name="P6"/>
      <text:p text:style-name="P6"/>
      <text:p text:style-name="P8">% --- Executes on button press in pushbutton1.</text:p>
      <text:p text:style-name="P5"><text:span text:style-name="T1">function</text:span><text:span text:style-name="T2"> pushbutton1_Callback(hObject, eventdata, handles)</text:span></text:p>
      <text:p text:style-name="P8">% hObject <text:s text:c="3"/>handle to pushbutton1 (see GCBO)</text:p>
      <text:p text:style-name="P8">% eventdata <text:s/>reserved - to be defined in a future version of MATLAB</text:p>
      <text:p text:style-name="P8">% handles <text:s text:c="3"/>structure with handles and user data (see GUIDATA)</text:p>
      <text:p text:style-name="P5"><text:span text:style-name="T2">[ vfilename, vpathname ] = uigetfile( </text:span><text:span text:style-name="T4">'dataset\*.avi'</text:span><text:span text:style-name="T2">, </text:span><text:span text:style-name="T4">'Select an video'</text:span><text:span text:style-name="T2"> );</text:span></text:p>
      <text:p text:style-name="P7">I=VideoReader(strcat( vpathname, vfilename ));</text:p>
      <text:p text:style-name="P7">nFrames = I.numberofFrames;</text:p>
      <text:p text:style-name="P7">handles.nFrames=nFrames;</text:p>
      <text:p text:style-name="P7">handles.I=I;</text:p>
      <text:p text:style-name="P7"><text:soft-page-break/>handles.vpathname=vpathname;</text:p>
      <text:p text:style-name="P7">handles.vfilename=vfilename;</text:p>
      <text:p text:style-name="P7">guidata(hObject, handles);</text:p>
      <text:p text:style-name="P6"/>
      <text:p text:style-name="P6"/>
      <text:p text:style-name="P8">% --- Executes on button press in pushbutton4.</text:p>
      <text:p text:style-name="P5"><text:span text:style-name="T1">function</text:span><text:span text:style-name="T2"> pushbutton4_Callback(hObject, eventdata, handles)</text:span></text:p>
      <text:p text:style-name="P8">% hObject <text:s text:c="3"/>handle to pushbutton4 (see GCBO)</text:p>
      <text:p text:style-name="P8">% eventdata <text:s/>reserved - to be defined in a future version of MATLAB</text:p>
      <text:p text:style-name="P8">% handles <text:s text:c="3"/>structure with handles and user data (see GUIDATA)</text:p>
      <text:p text:style-name="P7">nFrames=handles.nFrames;</text:p>
      <text:p text:style-name="P7">I=handles.I;</text:p>
      <text:p text:style-name="P7">vpathname=handles.vpathname;</text:p>
      <text:p text:style-name="P7">vfilename=handles.vfilename;</text:p>
      <text:p text:style-name="P7">vidHeight = <text:s/>I.Height;</text:p>
      <text:p text:style-name="P7">vidWidth = <text:s/>I.Width;</text:p>
      <text:p text:style-name="P5"><text:span text:style-name="T2">mov(1:nFrames) = </text:span><text:span text:style-name="T1">...</text:span></text:p>
      <text:p text:style-name="P5"><text:span text:style-name="T2"><text:s text:c="4"/>struct(</text:span><text:span text:style-name="T4">'cdata'</text:span><text:span text:style-name="T2">, zeros(vidHeight, vidWidth, 3, </text:span><text:span text:style-name="T4">'uint8'</text:span><text:span text:style-name="T2">),</text:span><text:span text:style-name="T1">...</text:span></text:p>
      <text:p text:style-name="P5"><text:span text:style-name="T4">'colormap'</text:span><text:span text:style-name="T2">, []);</text:span></text:p>
      <text:p text:style-name="P5"><text:span text:style-name="T1">for</text:span><text:span text:style-name="T2"> k = 1: nFrames</text:span></text:p>
      <text:p text:style-name="P7">mov(k).cdata = read( I, k);</text:p>
      <text:p text:style-name="P7">mov(k).cdata = imresize(mov(k).cdata,[256,256]);</text:p>
      <text:p text:style-name="P5"><text:span text:style-name="T2">imwrite(mov(k).cdata,[</text:span><text:span text:style-name="T4">'Frames\'</text:span><text:span text:style-name="T2">,num2str(k),</text:span><text:span text:style-name="T4">'.jpg'</text:span><text:span text:style-name="T2">]);</text:span></text:p>
      <text:p text:style-name="P10">end</text:p>
      <text:p text:style-name="P5"><text:span text:style-name="T2">mov(1:nFrames) = </text:span><text:span text:style-name="T1">...</text:span></text:p>
      <text:p text:style-name="P5"><text:span text:style-name="T2"><text:s text:c="4"/>struct(</text:span><text:span text:style-name="T4">'cdata'</text:span><text:span text:style-name="T2">, zeros(vidHeight, vidWidth, 3, </text:span><text:span text:style-name="T4">'uint8'</text:span><text:span text:style-name="T2">),</text:span><text:span text:style-name="T1">...</text:span></text:p>
      <text:p text:style-name="P5"><text:span text:style-name="T4">'colormap'</text:span><text:span text:style-name="T2">, []);</text:span></text:p>
      <text:p text:style-name="P5"><text:span text:style-name="T1">for</text:span><text:span text:style-name="T2"> k = 1: nFrames</text:span></text:p>
      <text:p text:style-name="P7">mov(k).cdata = read( I, k);</text:p>
      <text:p text:style-name="P5"><text:span text:style-name="T2">imwrite(mov(k).cdata,[</text:span><text:span text:style-name="T4">'Frames\'</text:span><text:span text:style-name="T2">,num2str(k),</text:span><text:span text:style-name="T4">'.jpg'</text:span><text:span text:style-name="T2">]);</text:span></text:p>
      <text:p text:style-name="P10"><text:soft-page-break/>end</text:p>
      <text:p text:style-name="P5"><text:span text:style-name="T1">for</text:span><text:span text:style-name="T2">i = 1:80</text:span></text:p>
      <text:p text:style-name="P5"><text:span text:style-name="T2">im=imread([</text:span><text:span text:style-name="T4">'Frames\'</text:span><text:span text:style-name="T2">,num2str(i),</text:span><text:span text:style-name="T4">'.jpg'</text:span><text:span text:style-name="T2">]); </text:span></text:p>
      <text:p text:style-name="P7"><text:s text:c="4"/>figure(1)</text:p>
      <text:p text:style-name="P7"><text:s text:c="4"/>subplot(8,10,i),imshow(im);</text:p>
      <text:p text:style-name="P5"><text:span text:style-name="T2"><text:s text:c="4"/>axis </text:span><text:span text:style-name="T4">off</text:span><text:span text:style-name="T2">;</text:span></text:p>
      <text:p text:style-name="P10">end</text:p>
      <text:p text:style-name="P5"><text:span text:style-name="T2">title(</text:span><text:span text:style-name="T4">'Frame conversion'</text:span><text:span text:style-name="T2">);</text:span></text:p>
      <text:p text:style-name="P5"><text:span text:style-name="T1">for</text:span><text:span text:style-name="T2">i = 1: 1</text:span></text:p>
      <text:p text:style-name="P5"><text:span text:style-name="T2">im=imread([</text:span><text:span text:style-name="T4">'Frames\'</text:span><text:span text:style-name="T2">,num2str(i),</text:span><text:span text:style-name="T4">'.jpg'</text:span><text:span text:style-name="T2">]); </text:span></text:p>
      <text:p text:style-name="P7">axes(handles.one);</text:p>
      <text:p text:style-name="P7">imshow(im);</text:p>
      <text:p text:style-name="P10">end</text:p>
      <text:p text:style-name="P5"><text:span text:style-name="T2">title(</text:span><text:span text:style-name="T4">'Original Image'</text:span><text:span text:style-name="T2">);</text:span></text:p>
      <text:p text:style-name="P7">faceDetector = vision.CascadeObjectDetector;</text:p>
      <text:p text:style-name="P6"/>
      <text:p text:style-name="P5"><text:span text:style-name="T1">for</text:span><text:span text:style-name="T2">i = 1: nFrames</text:span></text:p>
      <text:p text:style-name="P5"><text:span text:style-name="T2">im=imread([</text:span><text:span text:style-name="T4">'Frames\'</text:span><text:span text:style-name="T2">,num2str(i),</text:span><text:span text:style-name="T4">'.jpg'</text:span><text:span text:style-name="T2">]);</text:span></text:p>
      <text:p text:style-name="P7">bbox= step(faceDetector, im);</text:p>
      <text:p text:style-name="P5"><text:span text:style-name="T2"><text:s/>Faces = insertObjectAnnotation(im, </text:span><text:span text:style-name="T4">'rectangle'</text:span><text:span text:style-name="T2">, bbox, </text:span><text:span text:style-name="T4">'Face'</text:span><text:span text:style-name="T2">);</text:span></text:p>
      <text:p text:style-name="P5"><text:span text:style-name="T2"><text:s text:c="3"/>axes(handles.two); imshow(Faces),title(</text:span><text:span text:style-name="T4">'Detected faces'</text:span><text:span text:style-name="T2">);</text:span></text:p>
      <text:p text:style-name="P10">end</text:p>
      <text:p text:style-name="P6"/>
      <text:p text:style-name="P7">handles.i=i;</text:p>
      <text:p text:style-name="P7">handles.bbox=bbox;</text:p>
      <text:p text:style-name="P7">handles.im=im;</text:p>
      <text:p text:style-name="P7">handles.Faces=Faces;</text:p>
      <text:p text:style-name="P7">guidata(hObject, handles);</text:p>
      <text:p text:style-name="P6"/>
      <text:p text:style-name="P8">% --- Executes on button press in pushbutton2.</text:p>
      <text:p text:style-name="P5"><text:soft-page-break/><text:span text:style-name="T1">function</text:span><text:span text:style-name="T2"> pushbutton2_Callback(hObject, eventdata, handles)</text:span></text:p>
      <text:p text:style-name="P8">% hObject <text:s text:c="3"/>handle to pushbutton2 (see GCBO)</text:p>
      <text:p text:style-name="P8">% eventdata <text:s/>reserved - to be defined in a future version of MATLAB</text:p>
      <text:p text:style-name="P8">% handles <text:s text:c="3"/>structure with handles and user data (see GUIDATA)</text:p>
      <text:p text:style-name="P6"/>
      <text:p text:style-name="P7">im=handles.im;</text:p>
      <text:p text:style-name="P7">bbox=handles.bbox;</text:p>
      <text:p text:style-name="P7">Faces=handles.Faces;</text:p>
      <text:p text:style-name="P5"><text:span text:style-name="T2">a=imread([</text:span><text:span text:style-name="T4">'Frames\'</text:span><text:span text:style-name="T2">,num2str(3),</text:span><text:span text:style-name="T4">'.jpg'</text:span><text:span text:style-name="T2">]);</text:span></text:p>
      <text:p text:style-name="P5"><text:span text:style-name="T2">G=imcrop(im,bbox);axes(handles.three);imshow(G);title(</text:span><text:span text:style-name="T4">'Cropped Face'</text:span><text:span text:style-name="T2">);</text:span></text:p>
      <text:p text:style-name="P7">b=a;</text:p>
      <text:p text:style-name="P7">handles.b=b;</text:p>
      <text:p text:style-name="P7">guidata(hObject, handles);</text:p>
      <text:p text:style-name="P6"/>
      <text:p text:style-name="P8">% --- Executes on button press in pushbutton3.</text:p>
      <text:p text:style-name="P5"><text:span text:style-name="T1">function</text:span><text:span text:style-name="T2"> pushbutton3_Callback(hObject, eventdata, handles)</text:span></text:p>
      <text:p text:style-name="P8">% hObject <text:s text:c="3"/>handle to pushbutton3 (see GCBO)</text:p>
      <text:p text:style-name="P8">% eventdata <text:s/>reserved - to be defined in a future version of MATLAB</text:p>
      <text:p text:style-name="P8">% handles <text:s text:c="3"/>structure with handles and user data (see GUIDATA)</text:p>
      <text:p text:style-name="P7">vpathname=handles.vpathname;</text:p>
      <text:p text:style-name="P7">vfilename=handles.vfilename;</text:p>
      <text:p text:style-name="P7">b=handles.b;</text:p>
      <text:p text:style-name="P7">kalmanFilter(vpathname, vfilename);</text:p>
      <text:p text:style-name="P5"><text:span text:style-name="T2">A = imnoise(b,</text:span><text:span text:style-name="T4">'salt&amp; pepper'</text:span><text:span text:style-name="T2">, 0.05);</text:span></text:p>
      <text:p text:style-name="P7">redChannel = A(:, :, 1);</text:p>
      <text:p text:style-name="P7">greenChannel =A(:, :, 2);</text:p>
      <text:p text:style-name="P7">blueChannel = A(:, :, 3);</text:p>
      <text:p text:style-name="P7">redMF = medfilt2(redChannel, [3 3]);</text:p>
      <text:p text:style-name="P7">greenMF = medfilt2(greenChannel, [3 3]);</text:p>
      <text:p text:style-name="P7">blueMF = medfilt2(blueChannel, [3 3]);</text:p>
      <text:p text:style-name="P7"><text:soft-page-break/>x=fft(redMF);</text:p>
      <text:p text:style-name="P7">y=fft(greenMF);</text:p>
      <text:p text:style-name="P7">z=fft(blueMF);</text:p>
      <text:p text:style-name="P7">M=mean(x);M1=mean(y);M2=mean(z);</text:p>
      <text:p text:style-name="P7">BCG=(mean([M,M1,M2]-80));</text:p>
      <text:p text:style-name="P7">handles.BCG=BCG;</text:p>
      <text:p text:style-name="P7">guidata(hObject, handles);</text:p>
      <text:p text:style-name="P6"/>
      <text:p text:style-name="P6"/>
      <text:p text:style-name="P6"/>
      <text:p text:style-name="P6"/>
      <text:p text:style-name="P8">% --- Executes on button press in pushbutton5.</text:p>
      <text:p text:style-name="P5"><text:span text:style-name="T1">function</text:span><text:span text:style-name="T2"> pushbutton5_Callback(hObject, eventdata, handles)</text:span></text:p>
      <text:p text:style-name="P8">% hObject <text:s text:c="3"/>handle to pushbutton5 (see GCBO)</text:p>
      <text:p text:style-name="P8">% eventdata <text:s/>reserved - to be defined in a future version of MATLAB</text:p>
      <text:p text:style-name="P8">% handles <text:s text:c="3"/>structure with handles and user data (see GUIDATA)</text:p>
      <text:p text:style-name="P7">b=handles.b;</text:p>
      <text:p text:style-name="P7">vfilename=handles.vfilename;</text:p>
      <text:p text:style-name="P7">BCG=handles.BCG;</text:p>
      <text:p text:style-name="P7">red = b(:,:,1);</text:p>
      <text:p text:style-name="P7">green =b(:,:,2); </text:p>
      <text:p text:style-name="P7">blue = b(:,:,3);</text:p>
      <text:p text:style-name="P7">a = zeros(size(b, 1), size(b, 2));</text:p>
      <text:p text:style-name="P7">just_red = cat(3, red, a, a);</text:p>
      <text:p text:style-name="P7">just_green = cat(3, a, green, a);</text:p>
      <text:p text:style-name="P7">just_blue = cat(3, a, a, blue);</text:p>
      <text:p text:style-name="P5"><text:span text:style-name="T2">axes(handles.one); imshow(just_red), title(</text:span><text:span text:style-name="T4">'Red plane'</text:span><text:span text:style-name="T2">);</text:span></text:p>
      <text:p text:style-name="P5"><text:span text:style-name="T2">axes(handles.two); imshow(just_green), title(</text:span><text:span text:style-name="T4">'Green plane'</text:span><text:span text:style-name="T2">);</text:span></text:p>
      <text:p text:style-name="P5"><text:span text:style-name="T2">axes(handles.three); imshow(just_blue), title(</text:span><text:span text:style-name="T4">'Blue plane'</text:span><text:span text:style-name="T2">);</text:span></text:p>
      <text:p text:style-name="P7">R=mean2(just_red);</text:p>
      <text:p text:style-name="P7"><text:soft-page-break/>G=mean2(just_green);</text:p>
      <text:p text:style-name="P7">B=mean2(just_green);</text:p>
      <text:p text:style-name="P7">PPG=(R+G);</text:p>
      <text:p text:style-name="P7">PPG</text:p>
      <text:p text:style-name="P7">handles.b=b;</text:p>
      <text:p text:style-name="P7">handles.red=red;</text:p>
      <text:p text:style-name="P7">handles.green=green;</text:p>
      <text:p text:style-name="P7">handles.blue=blue;</text:p>
      <text:p text:style-name="P7">guidata(hObject, handles);</text:p>
      <text:p text:style-name="P5"><text:span text:style-name="T2">filename = </text:span><text:span text:style-name="T4">'Database.xlsx'</text:span><text:span text:style-name="T2">;</text:span></text:p>
      <text:p text:style-name="P5"><text:span text:style-name="T2">A = {</text:span><text:span text:style-name="T4">'BCG:'</text:span><text:span text:style-name="T2">,BCG;</text:span><text:span text:style-name="T4">'PPG:'</text:span><text:span text:style-name="T2">,PPG;};</text:span></text:p>
      <text:p text:style-name="P7">sheet = vfilename;</text:p>
      <text:p text:style-name="P5"><text:span text:style-name="T2">xlRange = </text:span><text:span text:style-name="T4">'A2'</text:span><text:span text:style-name="T2">;</text:span></text:p>
      <text:p text:style-name="P7">xlswrite(filename,A,sheet,xlRange)</text:p>
      <text:p text:style-name="P5"><text:span text:style-name="T2">msgbox(sprintf(</text:span><text:span text:style-name="T4">'BCG= %2.3g\nPPG = %2.3g'</text:span><text:span text:style-name="T2">,BCG,PPG),</text:span><text:span text:style-name="T4">'BCG&amp;PPG'</text:span><text:span text:style-name="T2">)</text:span></text:p>
      <text:p text:style-name="P5"><text:span text:style-name="T1">if</text:span><text:span text:style-name="T2">(BCG&gt;120||PPG&gt;110);</text:span></text:p>
      <text:p text:style-name="P7"><text:s text:c="4"/>{</text:p>
      <text:p text:style-name="P5"><text:span text:style-name="T2">warndlg(</text:span><text:span text:style-name="T4">'BCG or PPG high Please Check'</text:span><text:span text:style-name="T2">,</text:span><text:span text:style-name="T4">'!! Warning !!'</text:span><text:span text:style-name="T2">)</text:span></text:p>
      <text:p text:style-name="P7">}</text:p>
      <text:p text:style-name="P10">else</text:p>
      <text:p text:style-name="P7"><text:s text:c="4"/>{</text:p>
      <text:p text:style-name="P5"><text:span text:style-name="T2">msgbox(sprintf(</text:span><text:span text:style-name="T4">'BCG= %2.3g\nPPG = %2.3g'</text:span><text:span text:style-name="T2">,BCG,PPG),</text:span><text:span text:style-name="T4">'BCG&amp;PPG'</text:span><text:span text:style-name="T2">)</text:span></text:p>
      <text:p text:style-name="P7"><text:s text:c="8"/>}</text:p>
      <text:p text:style-name="P10">end</text:p>
      <text:p text:style-name="P6"/>
      <text:p text:style-name="P6"/>
      <text:p text:style-name="P6"/>
      <text:p text:style-name="P6"/>
      <text:p text:style-name="P8">% --- Executes on button press in pushbutton6.</text:p>
      <text:p text:style-name="P5"><text:span text:style-name="T1">function</text:span><text:span text:style-name="T2"> pushbutton6_Callback(hObject, eventdata, handles)</text:span></text:p>
      <text:p text:style-name="P8"><text:soft-page-break/>% hObject <text:s text:c="3"/>handle to pushbutton6 (see GCBO)</text:p>
      <text:p text:style-name="P8">% eventdata <text:s/>reserved - to be defined in a future version of MATLAB</text:p>
      <text:p text:style-name="P8">% handles <text:s text:c="3"/>structure with handles and user data (see GUIDATA)</text:p>
      <text:p text:style-name="P7">clc;</text:p>
      <text:p text:style-name="P5"><text:span text:style-name="T2">clear </text:span><text:span text:style-name="T4">all</text:span><text:span text:style-name="T2">;</text:span></text:p>
      <text:p text:style-name="P5"><text:span text:style-name="T2">close </text:span><text:span text:style-name="T4">all</text:span><text:span text:style-name="T2">;</text:span></text:p>
      <text:p text:style-name="P7"/>
      <text:p text:style-name="P7"/>
      <text:p text:style-name="P7">KALMAN FILTERING TECHNIQUE CODE:</text:p>
      <text:p text:style-name="P7"/>
      <text:p text:style-name="P5"><text:span text:style-name="T1">function</text:span><text:span text:style-name="T2">kalmanFilter( vpathname, vfilename )</text:span></text:p>
      <text:p text:style-name="P7">showDetections();</text:p>
      <text:p text:style-name="P7">showTrajectory();</text:p>
      <text:p text:style-name="P5"><text:span text:style-name="T2">frame <text:s text:c="11"/>= []; <text:s/></text:span><text:span text:style-name="T3">% A video frame</text:span></text:p>
      <text:p text:style-name="P5"><text:span text:style-name="T2">detectedLocation = []; <text:s/></text:span><text:span text:style-name="T3">% The detected location</text:span></text:p>
      <text:p text:style-name="P5"><text:span text:style-name="T2">trackedLocation <text:s/>= []; <text:s/></text:span><text:span text:style-name="T3">% The tracked location</text:span></text:p>
      <text:p text:style-name="P5"><text:span text:style-name="T2">label <text:s text:c="11"/>= </text:span><text:span text:style-name="T4">''</text:span><text:span text:style-name="T2">; <text:s/></text:span><text:span text:style-name="T3">% Label for the ball</text:span></text:p>
      <text:p text:style-name="P5"><text:span text:style-name="T2">utilities <text:s text:c="7"/>= []; <text:s/></text:span><text:span text:style-name="T3">% Utilities used to process the video</text:span></text:p>
      <text:p text:style-name="P5"><text:span text:style-name="T1">function</text:span><text:span text:style-name="T2">trackSingleObject(param)</text:span></text:p>
      <text:p text:style-name="P8">% Create utilities used for reading video, detecting moving objects,</text:p>
      <text:p text:style-name="P8">% and displaying the results.</text:p>
      <text:p text:style-name="P7"><text:s text:c="2"/>utilities = createUtilities(param);</text:p>
      <text:p text:style-name="P6"/>
      <text:p text:style-name="P7">isTrackInitialized = false;</text:p>
      <text:p text:style-name="P5"><text:span text:style-name="T1">while</text:span><text:span text:style-name="T2"> ~isDone(utilities.videoReader)</text:span></text:p>
      <text:p text:style-name="P7"><text:s text:c="4"/>frame = readFrame();</text:p>
      <text:p text:style-name="P6"/>
      <text:p text:style-name="P8">% Detect the ball.</text:p>
      <text:p text:style-name="P7"><text:s text:c="4"/>[detectedLocation, isObjectDetected] = detectObject(frame);</text:p>
      <text:p text:style-name="P6"/>
      <text:p text:style-name="P5"><text:soft-page-break/><text:span text:style-name="T1">if</text:span><text:span text:style-name="T2"> ~isTrackInitialized</text:span></text:p>
      <text:p text:style-name="P5"><text:span text:style-name="T1">if</text:span><text:span text:style-name="T2">isObjectDetected</text:span></text:p>
      <text:p text:style-name="P8">% Initialize a track by creating a Kalman filter when the ball is</text:p>
      <text:p text:style-name="P8">% detected for the first time.</text:p>
      <text:p text:style-name="P7">initialLocation = computeInitialLocation(param, detectedLocation);</text:p>
      <text:p text:style-name="P5"><text:span text:style-name="T2">kalmanFilter = configureKalmanFilter(param.motionModel, </text:span><text:span text:style-name="T1">...</text:span></text:p>
      <text:p text:style-name="P5"><text:span text:style-name="T2">initialLocation, param.initialEstimateError, </text:span><text:span text:style-name="T1">...</text:span></text:p>
      <text:p text:style-name="P7">param.motionNoise, param.measurementNoise);</text:p>
      <text:p text:style-name="P6"/>
      <text:p text:style-name="P7">isTrackInitialized = true;</text:p>
      <text:p text:style-name="P7">trackedLocation = correct(kalmanFilter, detectedLocation);</text:p>
      <text:p text:style-name="P5"><text:span text:style-name="T2"><text:s text:c="8"/>label = </text:span><text:span text:style-name="T4">'Initial'</text:span><text:span text:style-name="T2">;</text:span></text:p>
      <text:p text:style-name="P10">else</text:p>
      <text:p text:style-name="P7">trackedLocation = [];</text:p>
      <text:p text:style-name="P5"><text:span text:style-name="T2"><text:s text:c="8"/>label = </text:span><text:span text:style-name="T4">''</text:span><text:span text:style-name="T2">;</text:span></text:p>
      <text:p text:style-name="P10">end</text:p>
      <text:p text:style-name="P6"/>
      <text:p text:style-name="P10">else</text:p>
      <text:p text:style-name="P8">% Use the Kalman filter to track the ball.</text:p>
      <text:p text:style-name="P5"><text:span text:style-name="T1">if</text:span><text:span text:style-name="T2">isObjectDetected</text:span><text:span text:style-name="T3">% The ball was detected.</text:span></text:p>
      <text:p text:style-name="P8">% Reduce the measurement noise by calling predict followed by</text:p>
      <text:p text:style-name="P8">% correct.</text:p>
      <text:p text:style-name="P7"><text:s text:c="8"/>predict(kalmanFilter);</text:p>
      <text:p text:style-name="P7">trackedLocation = correct(kalmanFilter, detectedLocation);</text:p>
      <text:p text:style-name="P5"><text:span text:style-name="T2"><text:s text:c="8"/>label = </text:span><text:span text:style-name="T4">'Corrected'</text:span><text:span text:style-name="T2">;</text:span></text:p>
      <text:p text:style-name="P5"><text:span text:style-name="T1">else</text:span><text:span text:style-name="T3">% The ball was missing.</text:span></text:p>
      <text:p text:style-name="P8">% Predict the ball's location.</text:p>
      <text:p text:style-name="P7">trackedLocation = predict(kalmanFilter);</text:p>
      <text:p text:style-name="P5"><text:span text:style-name="T2"><text:s text:c="8"/>label = </text:span><text:span text:style-name="T4">'Predicted'</text:span><text:span text:style-name="T2">;</text:span></text:p>
      <text:p text:style-name="P10">end</text:p>
      <text:p text:style-name="P10"><text:soft-page-break/>end</text:p>
      <text:p text:style-name="P6"/>
      <text:p text:style-name="P7">annotateTrackedObject();</text:p>
      <text:p text:style-name="P5"><text:span text:style-name="T1">end</text:span><text:span text:style-name="T3">% while</text:span></text:p>
      <text:p text:style-name="P6"/>
      <text:p text:style-name="P7">showTrajectory();</text:p>
      <text:p text:style-name="P10">end</text:p>
      <text:p text:style-name="P5"><text:span text:style-name="T1">function</text:span><text:span text:style-name="T2"> utilities = createUtilities(param)</text:span></text:p>
      <text:p text:style-name="P8">% Create System objects for reading video, displaying video, extracting</text:p>
      <text:p text:style-name="P8">% foreground, and analyzing connected components.</text:p>
      <text:p text:style-name="P7">utilities.videoReader = vision.VideoFileReader(strcat(vpathname, vfilename));</text:p>
      <text:p text:style-name="P5"><text:span text:style-name="T2">utilities.videoPlayer = vision.VideoPlayer(</text:span><text:span text:style-name="T4">'Position'</text:span><text:span text:style-name="T2">, [100,100,500,400]);</text:span></text:p>
      <text:p text:style-name="P5"><text:span text:style-name="T2">utilities.foregroundDetector = vision.ForegroundDetector(</text:span><text:span text:style-name="T1">...</text:span></text:p>
      <text:p text:style-name="P5"><text:span text:style-name="T4">'NumTrainingFrames'</text:span><text:span text:style-name="T2">, 10, </text:span><text:span text:style-name="T4">'InitialVariance'</text:span><text:span text:style-name="T2">, param.segmentationThreshold);</text:span></text:p>
      <text:p text:style-name="P5"><text:span text:style-name="T2">utilities.blobAnalyzer = vision.BlobAnalysis(</text:span><text:span text:style-name="T4">'AreaOutputPort'</text:span><text:span text:style-name="T2">, false, </text:span><text:span text:style-name="T1">...</text:span></text:p>
      <text:p text:style-name="P5"><text:span text:style-name="T4">'MinimumBlobArea'</text:span><text:span text:style-name="T2">, 70, </text:span><text:span text:style-name="T4">'CentroidOutputPort'</text:span><text:span text:style-name="T2">, true);</text:span></text:p>
      <text:p text:style-name="P6"/>
      <text:p text:style-name="P7">utilities.accumulatedImage <text:s text:c="5"/>= 0;</text:p>
      <text:p text:style-name="P7">utilities.accumulatedDetections = zeros(0, 2);</text:p>
      <text:p text:style-name="P7">utilities.accumulatedTrackings <text:s/>= zeros(0, 2);</text:p>
      <text:p text:style-name="P10">end</text:p>
      <text:p text:style-name="P6"/>
      <text:p text:style-name="P5"><text:span text:style-name="T1">function</text:span><text:span text:style-name="T2">loc = computeInitialLocation(param, detectedLocation)</text:span></text:p>
      <text:p text:style-name="P5"><text:span text:style-name="T1">if</text:span><text:span text:style-name="T2">strcmp(param.initialLocation, </text:span><text:span text:style-name="T4">'Same as first detection'</text:span><text:span text:style-name="T2">)</text:span></text:p>
      <text:p text:style-name="P7">loc = detectedLocation;</text:p>
      <text:p text:style-name="P10">else</text:p>
      <text:p text:style-name="P7">loc = param.initialLocation;</text:p>
      <text:p text:style-name="P10">end</text:p>
      <text:p text:style-name="P10">end</text:p>
      <text:p text:style-name="P6"/>
      <text:p text:style-name="P5"><text:soft-page-break/><text:span text:style-name="T1">function</text:span><text:span text:style-name="T2">accumulateResults()</text:span></text:p>
      <text:p text:style-name="P7">utilities.accumulatedImage <text:s text:c="5"/>= max(utilities.accumulatedImage, frame);</text:p>
      <text:p text:style-name="P5"><text:span text:style-name="T2">utilities.accumulatedDetections</text:span><text:span text:style-name="T1">...</text:span></text:p>
      <text:p text:style-name="P7"><text:s text:c="4"/>= [utilities.accumulatedDetections; detectedLocation];</text:p>
      <text:p text:style-name="P5"><text:span text:style-name="T2">utilities.accumulatedTrackings</text:span><text:span text:style-name="T1">...</text:span></text:p>
      <text:p text:style-name="P7"><text:s text:c="4"/>= [utilities.accumulatedTrackings; trackedLocation];</text:p>
      <text:p text:style-name="P10">end</text:p>
      <text:p text:style-name="P6"/>
      <text:p text:style-name="P5"><text:span text:style-name="T1">function</text:span><text:span text:style-name="T2">showTrajectory</text:span></text:p>
      <text:p text:style-name="P8">% Close the window which was used to show individual video frame.</text:p>
      <text:p text:style-name="P5"><text:span text:style-name="T2">uiscopes.close(</text:span><text:span text:style-name="T4">'All'</text:span><text:span text:style-name="T2">);</text:span></text:p>
      <text:p text:style-name="P6"/>
      <text:p text:style-name="P8">% Create a figure to show the processing results for all video frames.</text:p>
      <text:p text:style-name="P5"><text:span text:style-name="T2"><text:s text:c="2"/>figure; imshow(utilities.accumulatedImage/2+0.5); hold </text:span><text:span text:style-name="T4">on</text:span><text:span text:style-name="T2">;</text:span></text:p>
      <text:p text:style-name="P5"><text:span text:style-name="T2"><text:s text:c="2"/>plot(utilities.accumulatedDetections(:,1), </text:span><text:span text:style-name="T1">...</text:span></text:p>
      <text:p text:style-name="P5"><text:span text:style-name="T2">utilities.accumulatedDetections(:,2), </text:span><text:span text:style-name="T4">'k+'</text:span><text:span text:style-name="T2">);</text:span></text:p>
      <text:p text:style-name="P6"/>
      <text:p text:style-name="P5"><text:span text:style-name="T1">if</text:span><text:span text:style-name="T2"> ~isempty(utilities.accumulatedTrackings)</text:span></text:p>
      <text:p text:style-name="P5"><text:span text:style-name="T2"><text:s text:c="4"/>plot(utilities.accumulatedTrackings(:,1), </text:span><text:span text:style-name="T1">...</text:span></text:p>
      <text:p text:style-name="P5"><text:span text:style-name="T2">utilities.accumulatedTrackings(:,2), </text:span><text:span text:style-name="T4">'r-o'</text:span><text:span text:style-name="T2">);</text:span></text:p>
      <text:p text:style-name="P5"><text:span text:style-name="T2"><text:s text:c="4"/>legend(</text:span><text:span text:style-name="T4">'Detection'</text:span><text:span text:style-name="T2">, </text:span><text:span text:style-name="T4">'Tracking'</text:span><text:span text:style-name="T2">);</text:span></text:p>
      <text:p text:style-name="P10">end</text:p>
      <text:p text:style-name="P10">end</text:p>
      <text:p text:style-name="P6"/>
      <text:p text:style-name="P5"><text:span text:style-name="T1">function</text:span><text:span text:style-name="T2">annotateTrackedObject()</text:span></text:p>
      <text:p text:style-name="P7">accumulateResults();</text:p>
      <text:p text:style-name="P8">% Combine the foreground mask with the current video frame in order to</text:p>
      <text:p text:style-name="P8">% show the detection result.</text:p>
      <text:p text:style-name="P7">combinedImage = max(repmat(utilities.foregroundMask, [1,1,3]), frame);</text:p>
      <text:p text:style-name="P6"/>
      <text:p text:style-name="P5"><text:soft-page-break/><text:span text:style-name="T1">if</text:span><text:span text:style-name="T2"> ~isempty(trackedLocation)</text:span></text:p>
      <text:p text:style-name="P5"><text:span text:style-name="T2"><text:s text:c="4"/>shape = </text:span><text:span text:style-name="T4">'circle'</text:span><text:span text:style-name="T2">;</text:span></text:p>
      <text:p text:style-name="P7"><text:s text:c="4"/>region = trackedLocation;</text:p>
      <text:p text:style-name="P7"><text:s text:c="4"/>region(:, 3) = 5;</text:p>
      <text:p text:style-name="P5"><text:span text:style-name="T2">combinedImage = insertObjectAnnotation(combinedImage, shape, </text:span><text:span text:style-name="T1">...</text:span></text:p>
      <text:p text:style-name="P5"><text:span text:style-name="T2"><text:s text:c="6"/>region, {label}, </text:span><text:span text:style-name="T4">'Color'</text:span><text:span text:style-name="T2">, </text:span><text:span text:style-name="T4">'red'</text:span><text:span text:style-name="T2">);</text:span></text:p>
      <text:p text:style-name="P10">end</text:p>
      <text:p text:style-name="P7"><text:s text:c="2"/>step(utilities.videoPlayer, combinedImage);</text:p>
      <text:p text:style-name="P10">end</text:p>
      <text:p text:style-name="P6"/>
      <text:p text:style-name="P5"><text:span text:style-name="T1">function</text:span><text:span text:style-name="T2"> [detection, isObjectDetected] = detectObject(frame)</text:span></text:p>
      <text:p text:style-name="P7">grayImage = rgb2gray(frame);</text:p>
      <text:p text:style-name="P7">utilities.foregroundMask = step(utilities.foregroundDetector, grayImage);</text:p>
      <text:p text:style-name="P7"><text:s text:c="2"/>detection = step(utilities.blobAnalyzer, utilities.foregroundMask);</text:p>
      <text:p text:style-name="P5"><text:span text:style-name="T1">if</text:span><text:span text:style-name="T2">isempty(detection)</text:span></text:p>
      <text:p text:style-name="P7">isObjectDetected = false;</text:p>
      <text:p text:style-name="P10">else</text:p>
      <text:p text:style-name="P8">% To simplify the tracking process, only use the first detected object.</text:p>
      <text:p text:style-name="P7"><text:s text:c="4"/>detection = detection(1, :);</text:p>
      <text:p text:style-name="P7">isObjectDetected = true;</text:p>
      <text:p text:style-name="P10">end</text:p>
      <text:p text:style-name="P10">end</text:p>
      <text:p text:style-name="P6"/>
      <text:p text:style-name="P5"><text:span text:style-name="T1">function</text:span><text:span text:style-name="T2">showDetections()</text:span></text:p>
      <text:p text:style-name="P7">param = getDefaultParameters();</text:p>
      <text:p text:style-name="P7"><text:s text:c="2"/>utilities = createUtilities(param);</text:p>
      <text:p text:style-name="P7">trackedLocation = [];</text:p>
      <text:p text:style-name="P6"/>
      <text:p text:style-name="P7">idx = 0;</text:p>
      <text:p text:style-name="P5"><text:span text:style-name="T1">while</text:span><text:span text:style-name="T2"> ~isDone(utilities.videoReader)</text:span></text:p>
      <text:p text:style-name="P7"><text:soft-page-break/><text:s text:c="4"/>frame = readFrame();</text:p>
      <text:p text:style-name="P7">detectedLocation = detectObject(frame);</text:p>
      <text:p text:style-name="P8">% Show the detection result for the current video frame.</text:p>
      <text:p text:style-name="P7">annotateTrackedObject();</text:p>
      <text:p text:style-name="P6"/>
      <text:p text:style-name="P8">% To highlight the effects of the measurement noise, show the detection</text:p>
      <text:p text:style-name="P8">% results for the 40th frame in a separate figure.</text:p>
      <text:p text:style-name="P7">idx = idx + 1;</text:p>
      <text:p text:style-name="P5"><text:span text:style-name="T1">if</text:span><text:span text:style-name="T2">idx == 40</text:span></text:p>
      <text:p text:style-name="P7">combinedImage = max(repmat(utilities.foregroundMask, [1,1,3]), frame);</text:p>
      <text:p text:style-name="P7"><text:s text:c="6"/>figure, imshow(combinedImage);</text:p>
      <text:p text:style-name="P10">end</text:p>
      <text:p text:style-name="P5"><text:span text:style-name="T1">end</text:span><text:span text:style-name="T3">% while</text:span></text:p>
      <text:p text:style-name="P6"/>
      <text:p text:style-name="P8">% Close the window which was used to show individual video frame.</text:p>
      <text:p text:style-name="P5"><text:span text:style-name="T2">uiscopes.close(</text:span><text:span text:style-name="T4">'All'</text:span><text:span text:style-name="T2">);</text:span></text:p>
      <text:p text:style-name="P10">end</text:p>
      <text:p text:style-name="P6"/>
      <text:p text:style-name="P5"><text:span text:style-name="T1">function</text:span><text:span text:style-name="T2"> frame = readFrame()</text:span></text:p>
      <text:p text:style-name="P7"><text:s text:c="2"/>frame = step(utilities.videoReader);</text:p>
      <text:p text:style-name="P10">end</text:p>
      <text:p text:style-name="P5"><text:span text:style-name="T1">function</text:span><text:span text:style-name="T2">param = getDefaultParameters</text:span></text:p>
      <text:p text:style-name="P5"><text:span text:style-name="T2">param.motionModel <text:s text:c="10"/>= </text:span><text:span text:style-name="T4">'ConstantAcceleration'</text:span><text:span text:style-name="T2">;</text:span></text:p>
      <text:p text:style-name="P5"><text:span text:style-name="T2">param.initialLocation <text:s text:c="6"/>= </text:span><text:span text:style-name="T4">'Same as first detection'</text:span><text:span text:style-name="T2">;</text:span></text:p>
      <text:p text:style-name="P7">param.initialEstimateError <text:s/>= 1E5 * ones(1, 3);</text:p>
      <text:p text:style-name="P7">param.motionNoise <text:s text:c="10"/>= [25, 10, 1];</text:p>
      <text:p text:style-name="P7">param.measurementNoise <text:s text:c="5"/>= 25;</text:p>
      <text:p text:style-name="P7">param.segmentationThreshold = 0.05;</text:p>
      <text:p text:style-name="P10">end</text:p>
      <text:p text:style-name="P10">end</text:p>
      <text:p text:style-name="P6"><text:soft-page-break/></text:p>
      <text:p text:style-name="P6"/>
      <text:p text:style-name="P3"/>
      <text:p text:style-name="P4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1:40:10.663328663</meta:creation-date>
    <dc:date>2018-02-12T21:41:32.420932246</dc:date>
    <meta:editing-duration>PT1M2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5" meta:paragraph-count="362" meta:word-count="1447" meta:character-count="12671" meta:non-whitespace-character-count="11209"/>
  </office:meta>
</office:document-meta>
</file>